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mimetype" manifest:media-type=""/>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3" style:family="table-column">
      <style:table-column-properties fo:break-before="auto" style:column-width="1.4654in"/>
    </style:style>
    <style:style style:name="co14" style:family="table-column">
      <style:table-column-properties fo:break-before="auto" style:column-width="1.0807in"/>
    </style:style>
    <style:style style:name="co11" style:family="table-column">
      <style:table-column-properties fo:break-before="auto" style:column-width="0.9744in"/>
    </style:style>
    <style:style style:name="co15" style:family="table-column">
      <style:table-column-properties fo:break-before="auto" style:column-width="2.5516in"/>
    </style:style>
    <style:style style:name="co16" style:family="table-column">
      <style:table-column-properties fo:break-before="auto" style:column-width="9.1728in"/>
    </style:style>
    <style:style style:name="co17" style:family="table-column">
      <style:table-column-properties fo:break-before="auto" style:column-width="2.1028in"/>
    </style:style>
    <style:style style:name="co18" style:family="table-column">
      <style:table-column-properties fo:break-before="auto" style:column-width="2.1417in"/>
    </style:style>
    <style:style style:name="co8" style:family="table-column">
      <style:table-column-properties fo:break-before="auto" style:column-width="1.2346in"/>
    </style:style>
    <style:style style:name="co9" style:family="table-column">
      <style:table-column-properties fo:break-before="auto" style:column-width="1.8618in"/>
    </style:style>
    <style:style style:name="co10" style:family="table-column">
      <style:table-column-properties fo:break-before="auto" style:column-width="1.4465in"/>
    </style:style>
    <style:style style:name="co12" style:family="table-column">
      <style:table-column-properties fo:break-before="auto" style:column-width="1.3217in"/>
    </style:style>
    <style:style style:name="co19" style:family="table-column">
      <style:table-column-properties fo:break-before="auto" style:column-width="0.7717in"/>
    </style:style>
    <style:style style:name="co20" style:family="table-column">
      <style:table-column-properties fo:break-before="auto" style:column-width="0.7429in"/>
    </style:style>
    <style:style style:name="co21" style:family="table-column">
      <style:table-column-properties fo:break-before="auto" style:column-width="2.248in"/>
    </style:style>
    <style:style style:name="co22" style:family="table-column">
      <style:table-column-properties fo:break-before="auto" style:column-width="1.7937in"/>
    </style:style>
    <style:style style:name="co23" style:family="table-column">
      <style:table-column-properties fo:break-before="auto" style:column-width="1.9583in"/>
    </style:style>
    <style:style style:name="co24" style:family="table-column">
      <style:table-column-properties fo:break-before="auto" style:column-width="1.2543in"/>
    </style:style>
    <style:style style:name="co25" style:family="table-column">
      <style:table-column-properties fo:break-before="auto" style:column-width="0.889in"/>
    </style:style>
    <style:style style:name="ro11" style:family="table-row">
      <style:table-row-properties style:row-height="0.6189in" fo:break-before="auto" style:use-optimal-row-height="true"/>
    </style:style>
    <style:style style:name="ro3" style:family="table-row">
      <style:table-row-properties style:row-height="0.1917in" fo:break-before="auto" style:use-optimal-row-height="true"/>
    </style:style>
    <style:style style:name="ro16" style:family="table-row">
      <style:table-row-properties style:row-height="0.2189in" fo:break-before="auto" style:use-optimal-row-height="false"/>
    </style:style>
    <style:style style:name="ro18" style:family="table-row">
      <style:table-row-properties style:row-height="0.4583in" fo:break-before="auto" style:use-optimal-row-height="false"/>
    </style:style>
    <style:style style:name="ro2" style:family="table-row">
      <style:table-row-properties style:row-height="0.2173in" fo:break-before="auto" style:use-optimal-row-height="true"/>
    </style:style>
    <style:style style:name="ro19" style:family="table-row">
      <style:table-row-properties style:row-height="0.4929in" fo:break-before="auto" style:use-optimal-row-height="true"/>
    </style:style>
    <style:style style:name="ro20" style:family="table-row">
      <style:table-row-properties style:row-height="0.4181in" fo:break-before="auto" style:use-optimal-row-height="true"/>
    </style:style>
    <style:style style:name="ro21" style:family="table-row">
      <style:table-row-properties style:row-height="0.5102in" fo:break-before="auto" style:use-optimal-row-height="false"/>
    </style:style>
    <style:style style:name="ro10" style:family="table-row">
      <style:table-row-properties style:row-height="1.0835in" fo:break-before="auto" style:use-optimal-row-height="false"/>
    </style:style>
    <style:style style:name="ro12" style:family="table-row">
      <style:table-row-properties style:row-height="0.3516in" fo:break-before="auto" style:use-optimal-row-height="true"/>
    </style:style>
    <style:style style:name="ro13" style:family="table-row">
      <style:table-row-properties style:row-height="1.1874in" fo:break-before="auto" style:use-optimal-row-height="true"/>
    </style:style>
    <style:style style:name="ro14" style:family="table-row">
      <style:table-row-properties style:row-height="0.5181in" fo:break-before="auto" style:use-optimal-row-height="true"/>
    </style:style>
    <style:style style:name="ro15" style:family="table-row">
      <style:table-row-properties style:row-height="2.0244in" fo:break-before="auto" style:use-optimal-row-height="true"/>
    </style:style>
    <style:style style:name="ro17" style:family="table-row">
      <style:table-row-properties style:row-height="1.0201in" fo:break-before="auto" style:use-optimal-row-height="true"/>
    </style:style>
    <style:style style:name="ro22" style:family="table-row">
      <style:table-row-properties style:row-height="1.2217in" fo:break-before="auto" style:use-optimal-row-height="true"/>
    </style:style>
    <style:style style:name="ro23" style:family="table-row">
      <style:table-row-properties style:row-height="0.8193in" fo:break-before="auto" style:use-optimal-row-height="true"/>
    </style:style>
    <style:style style:name="ro24" style:family="table-row">
      <style:table-row-properties style:row-height="1.422in" fo:break-before="auto" style:use-optimal-row-height="true"/>
    </style:style>
    <style:style style:name="ro25" style:family="table-row">
      <style:table-row-properties style:row-height="0.178in" fo:break-before="auto" style:use-optimal-row-height="false"/>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ta5" style:family="table" style:master-page-name="PageStyle_5f_entries">
      <style:table-properties table:display="true" style:writing-mode="lr-tb"/>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0.683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1" table:default-cell-style-name="Default"/>
        <table:table-row table:style-name="ro10">
          <table:table-cell table:style-name="ce16" office:value-type="string" calcext:value-type="string">
            <text:p>Developed and deployed LLM-based applications for HR and BI use cases using OpenAI, Gemini, and agentic AI frameworks, enabling intelligent automation across departments</text:p>
          </table:table-cell>
          <table:table-cell table:style-name="ce25" office:value-type="string" calcext:value-type="string">
            <text:p>title of entry</text:p>
          </table:table-cell>
          <table:table-cell table:style-name="ce25" office:value-type="string" calcext:value-type="string">
            <text:p>location</text:p>
          </table:table-cell>
          <table:table-cell table:style-name="ce25" office:value-type="string" calcext:value-type="string">
            <text:p>primary institution</text:p>
          </table:table-cell>
          <table:table-cell table:style-name="ce25" office:value-type="string" calcext:value-type="string">
            <text:p>Start date of entry (year)</text:p>
          </table:table-cell>
          <table:table-cell table:style-name="ce25" office:value-type="string" calcext:value-type="string">
            <text:p>End year of entry. Set to "current" if entry is still ongoing.</text:p>
          </table:table-cell>
          <table:table-cell table:style-name="ce25" office:value-type="string" calcext:value-type="string">
            <text:p>Each description column is a separate bullet point for the entry. If you need more description bullet points simply add a new column with title "description_{4,5,..}"</text:p>
          </table:table-cell>
          <table:table-cell table:style-name="ce36"/>
          <table:table-cell table:style-name="ce36"/>
          <table:table-cell table:style-name="ce25" office:value-type="string" calcext:value-type="string">
            <text:p>include?</text:p>
          </table:table-cell>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table-row>
        <table:table-row table:style-name="ro3">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1" draw:text-style-name="P2" svg:width="1.1413in" svg:height="0.7083in" svg:x="9.8634in" svg:y="0.7102in" draw:caption-point-x="-0.2402in" draw:caption-point-y="0.5945in">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46"/>
          <table:table-cell table:style-name="ce64"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style-name="ce58" office:value-type="float" office:value="2018" calcext:value-type="float">
            <text:p>2018</text:p>
          </table:table-cell>
          <table:table-cell table:style-name="ce58" office:value-type="float" office:value="2018" calcext:value-type="float">
            <text:p>2018</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style-name="ce58" office:value-type="float" office:value="2021" calcext:value-type="float">
            <text:p>2021</text:p>
          </table:table-cell>
          <table:table-cell table:style-name="ce58" office:value-type="float" office:value="2021" calcext:value-type="float">
            <text:p>2021</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3">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4">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76"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3">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Designed scalable data architectures on Cloudera, supporting multi-cloud integrations for BI and ML workflows</text:p>
          </table:table-cell>
          <table:table-cell table:style-name="ce76" table:formula="of:=TRUE()"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5">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20" office:value-type="string" calcext:value-type="string">
            <text:p>Mexico CIty, MX</text:p>
          </table:table-cell>
          <table:table-cell table:style-name="ce20" office:value-type="string" calcext:value-type="string">
            <text:p>Rackspace</text:p>
          </table:table-cell>
          <table:table-cell table:style-name="ce20" office:value-type="float" office:value="2024" calcext:value-type="float">
            <text:p>2024</text:p>
          </table:table-cell>
          <table:table-cell table:style-name="ce20" office:value-type="string" calcext:value-type="string">
            <text:p>current</text:p>
          </table:table-cell>
          <table:table-cell office:value-type="string" calcext:value-type="string">
            <text:p>Developed and deployed LLM-based applications for HR and BI use cases using OpenAI, Gemini, and agentic AI frameworks, enabling intelligent automation across departments</text:p>
          </table:table-cell>
          <table:table-cell table:style-name="ce21" office:value-type="string" calcext:value-type="string">
            <text:p>Developed and implemented CI/CD pipelines using GitHub Actions to streamline deployments for Tableau, Power BI, BigQuery, and ETL orchestrators</text:p>
          </table:table-cell>
          <table:table-cell table:style-name="ce21"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20"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Bentil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4" calcext:value-type="float">
            <text:p>2014</text:p>
          </table:table-cell>
          <table:table-cell table:style-name="ce21" office:value-type="string" calcext:value-type="string">
            <text:p>Developed mathematical model to predict the transport of sulfur through the environment with applications in waste cleanup.</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Rubenstein Ecosystems Science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5" calcext:value-type="float">
            <text:p>2015</text:p>
          </table:table-cell>
          <table:table-cell table:style-name="ce21" office:value-type="string" calcext:value-type="string">
            <text:p>Analyzed and visualized data for CATOS fish tracking project.</text:p>
          </table:table-cell>
          <table:table-cell table:style-name="ce21" office:value-type="string" calcext:value-type="string">
            <text:p>Head of data mining project to establish temporal trends in population densities of Mysis diluviana (Mysis).</text:p>
          </table:table-cell>
          <table:table-cell table:style-name="ce21" office:value-type="string" calcext:value-type="string">
            <text:p>Ran project to mathematically model the migration patterns of Mysis (honors thesis project.)</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Human Computer Interaction Researcher</text:p>
          </table:table-cell>
          <table:table-cell table:style-name="ce21" office:value-type="string" calcext:value-type="string">
            <text:p>LabInTheWild (Reineke Lab)</text:p>
          </table:table-cell>
          <table:table-cell table:style-name="ce20" office:value-type="string" calcext:value-type="string">
            <text:p>University of Michigan</text:p>
          </table:table-cell>
          <table:table-cell table:style-name="ce20" office:value-type="float" office:value="2015" calcext:value-type="float">
            <text:p>2015</text:p>
          </table:table-cell>
          <table:table-cell table:style-name="ce20" office:value-type="float" office:value="2015" calcext:value-type="float">
            <text:p>2015</text:p>
          </table:table-cell>
          <table:table-cell table:style-name="ce21" office:value-type="string" calcext:value-type="string">
            <text:p>Led development and implementation of interactive data visualizations to help users compare themselves to other demographics.</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research_positions</text:p>
          </table:table-cell>
          <table:table-cell table:style-name="ce21" office:value-type="string" calcext:value-type="string">
            <text:p>Graduate Research Assistant</text:p>
          </table:table-cell>
          <table:table-cell table:style-name="ce21" office:value-type="string" calcext:value-type="string">
            <text:p>TBILab (Yaomin Xu's Lab)</text:p>
          </table:table-cell>
          <table:table-cell table:style-name="ce20" office:value-type="string" calcext:value-type="string">
            <text:p>Vanderbilt University</text:p>
          </table:table-cell>
          <table:table-cell table:style-name="ce20" office:value-type="float" office:value="2015" calcext:value-type="float">
            <text:p>2015</text:p>
          </table:table-cell>
          <table:table-cell table:style-name="ce20"/>
          <table:table-cell table:style-name="ce21" office:value-type="string" calcext:value-type="string">
            <text:p>Primarily working with large EHR and Biobank datasets.</text:p>
          </table:table-cell>
          <table:table-cell table:style-name="ce21" office:value-type="string" calcext:value-type="string">
            <text:p>Developing network-based methods to investigate and visualize clinically relevant patterns in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research_positions</text:p>
          </table:table-cell>
          <table:table-cell table:style-name="ce21" office:value-type="string" calcext:value-type="string">
            <text:p>Data Science Researcher</text:p>
          </table:table-cell>
          <table:table-cell table:style-name="ce21" office:value-type="string" calcext:value-type="string">
            <text:p>Data Science Lab</text:p>
          </table:table-cell>
          <table:table-cell table:style-name="ce20" office:value-type="string" calcext:value-type="string">
            <text:p>Johns Hopkins University</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Building R Shiny applications in the contexts of wearables and statistics education.</text:p>
          </table:table-cell>
          <table:table-cell table:style-name="ce21" office:value-type="string" calcext:value-type="string">
            <text:p>Work primarily done in R Shiny and Javascript (node and d3js).</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teaching_positions</text:p>
          </table:table-cell>
          <table:table-cell table:style-name="ce21" office:value-type="string" calcext:value-type="string">
            <text:p>Javascript for Shiny Users</text:p>
          </table:table-cell>
          <table:table-cell table:style-name="ce21" office:value-type="string" calcext:value-type="string">
            <text:p>RStudio::conf 2020</text:p>
          </table:table-cell>
          <table:table-cell table:style-name="ce20" office:value-type="string" calcext:value-type="string">
            <text:p>N/A</text:p>
          </table:table-cell>
          <table:table-cell table:style-name="ce20"/>
          <table:table-cell table:style-name="ce20" office:value-type="float" office:value="2020" calcext:value-type="float">
            <text:p>2020</text:p>
          </table:table-cell>
          <table:table-cell table:style-name="ce21" office:value-type="string" calcext:value-type="string">
            <text:p>Served as TA for two day workshop on how to leverage Javascript in Shiny applications</text:p>
          </table:table-cell>
          <table:table-cell table:style-name="ce21" office:value-type="string" calcext:value-type="string">
            <text:p>Lectured on [using R2D3 package to build interactive visualizations.](http://nickstrayer.me/js4shiny_r2d3/slides)</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Statistical Computing in R</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TA and lectured</text:p>
          </table:table-cell>
          <table:table-cell table:style-name="ce21" office:value-type="string" calcext:value-type="string">
            <text:p>Covered introduction to R language for statistics applications</text:p>
          </table:table-cell>
          <table:table-cell table:style-name="ce21" office:value-type="string" calcext:value-type="string">
            <text:p>Graduate level clas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teaching_positions</text:p>
          </table:table-cell>
          <table:table-cell table:style-name="ce21" office:value-type="string" calcext:value-type="string">
            <text:p>Advanced Statistical Learning and Inference</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Topics covered from penalized regression to boosted trees and neural networks</text:p>
          </table:table-cell>
          <table:table-cell table:style-name="ce21" office:value-type="string" calcext:value-type="string">
            <text:p>Highest level course offered in department</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Advanced Statistical Computing</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8" calcext:value-type="float">
            <text:p>2018</text:p>
          </table:table-cell>
          <table:table-cell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Covered modern statistical computing algorithms</text:p>
          </table:table-cell>
          <table:table-cell table:style-name="ce21" office:value-type="string" calcext:value-type="string">
            <text:p>4th year PhD level clas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Data Visualization Best Practices</text:p>
          </table:table-cell>
          <table:table-cell table:style-name="ce21" office:value-type="string" calcext:value-type="string">
            <text:p>DataCamp</text:p>
          </table:table-cell>
          <table:table-cell/>
          <table:table-cell table:style-name="ce20" office:value-type="float" office:value="2019" calcext:value-type="float">
            <text:p>2019</text:p>
          </table:table-cell>
          <table:table-cell table:style-name="ce20" office:value-type="float" office:value="2019" calcext:value-type="float">
            <text:p>2019</text:p>
          </table:table-cell>
          <table:table-cell table:style-name="ce21" office:value-type="string" calcext:value-type="string">
            <text:p>Designed from bottom up course to teach best practices for scientific visualizations.</text:p>
          </table:table-cell>
          <table:table-cell table:style-name="ce21" office:value-type="string" calcext:value-type="string">
            <text:p>Uses R and ggplot2.</text:p>
          </table:table-cell>
          <table:table-cell table:style-name="ce21" office:value-type="string" calcext:value-type="string">
            <text:p>In top 10% on platform by popularity.</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teaching_positions</text:p>
          </table:table-cell>
          <table:table-cell table:style-name="ce21" office:value-type="string" calcext:value-type="string">
            <text:p>Improving your visualization in Python</text:p>
          </table:table-cell>
          <table:table-cell table:style-name="ce21" office:value-type="string" calcext:value-type="string">
            <text:p>DataCamp</text:p>
          </table:table-cell>
          <table:table-cell/>
          <table:table-cell table:style-name="ce20" office:value-type="float" office:value="2019" calcext:value-type="float">
            <text:p>2019</text:p>
          </table:table-cell>
          <table:table-cell table:style-name="ce20" office:value-type="float" office:value="2019" calcext:value-type="float">
            <text:p>2019</text:p>
          </table:table-cell>
          <table:table-cell table:style-name="ce21" office:value-type="string" calcext:value-type="string">
            <text:p>Designed from bottom up course to teach advanced methods for enhancing visualization.</text:p>
          </table:table-cell>
          <table:table-cell table:style-name="ce21" office:value-type="string" calcext:value-type="string">
            <text:p>Uses python, matplotlib, and seaborn.</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Classifying physical activity from smartphone data](https://blogs.rstudio.com/tensorflow/posts/2018-07-17-activity-detection/)</text:p>
          </table:table-cell>
          <table:table-cell table:style-name="ce21" office:value-type="string" calcext:value-type="string">
            <text:p>RStudio Tensorflow Blog</text:p>
          </table:table-cell>
          <table:table-cell/>
          <table:table-cell/>
          <table:table-cell table:style-name="ce20" office:value-type="float" office:value="2018" calcext:value-type="float">
            <text:p>2018</text:p>
          </table:table-cell>
          <table:table-cell table:style-name="ce21" office:value-type="string" calcext:value-type="string">
            <text:p>Walk through of training a convolutional neural network to achieve state of the art recognition of activities from accelerometer data.</text:p>
          </table:table-cell>
          <table:table-cell table:style-name="ce21" office:value-type="string" calcext:value-type="string">
            <text:p>Contracted article.</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9" calcext:value-type="float">
            <text:p>2019</text:p>
          </table:table-cell>
          <table:table-cell table:style-name="ce21" office:value-type="string" calcext:value-type="string">
            <text:p>Story of parsing large amounts of genomics data.</text:p>
          </table:table-cell>
          <table:table-cell table:style-name="ce21" office:value-type="string" calcext:value-type="string">
            <text:p>Provided advice for dealing with data much larger than disk.</text:p>
          </table:table-cell>
          <table:table-cell table:style-name="ce21" office:value-type="string" calcext:value-type="string">
            <text:p>Reached top of HackerNew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8" calcext:value-type="float">
            <text:p>2018</text:p>
          </table:table-cell>
          <table:table-cell table:style-name="ce21" office:value-type="string" calcext:value-type="string">
            <text:p>GIS analysis of weather data to find the most 'seasonal' locations in United States</text:p>
          </table:table-cell>
          <table:table-cell table:style-name="ce21" office:value-type="string" calcext:value-type="string">
            <text:p>Used Bayesian regression methods for smoothing sparse geospatial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data_science_writings</text:p>
          </table:table-cell>
          <table:table-cell table:style-name="ce21"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Analyzing a full years worth of second-level heart rate data from wearable device.</text:p>
          </table:table-cell>
          <table:table-cell table:style-name="ce21" office:value-type="string" calcext:value-type="string">
            <text:p>Demonstrated visualization-based inference for large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Full Bayesian MCMC sampler running in your browser.</text:p>
          </table:table-cell>
          <table:table-cell table:style-name="ce21" office:value-type="string" calcext:value-type="string">
            <text:p>Coded from scratch in vanilla Javascript.</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Pure javascript implementation of traveling salesman solution using simulated annealing.</text:p>
          </table:table-cell>
          <table:table-cell table:style-name="ce21" office:value-type="string" calcext:value-type="string">
            <text:p>Allows reader to customize the number and location of cities to attempt to trick the algorithm.</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about_me_press</text:p>
          </table:table-cell>
          <table:table-cell table:style-name="ce21" office:value-type="string" calcext:value-type="string">
            <text:p>[Great paper? Swipe right on the new ‘Tinder for preprints’ app](https://www.sciencemag.org/news/2017/06/great-paper-swipe-right-new-tinder-preprints-app)</text:p>
          </table:table-cell>
          <table:table-cell table:style-name="ce21" office:value-type="string" calcext:value-type="string">
            <text:p>Science</text:p>
          </table:table-cell>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Story of the app [Papr](https://jhubiostatistics.shinyapps.io/papr/) made with Jeff Leek and Lucy D’Agostino McGowan.</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about_me_press</text:p>
          </table:table-cell>
          <table:table-cell table:style-name="ce21" office:value-type="string" calcext:value-type="string">
            <text:p>[Swipe right for science: Papr app is ‘Tinder for preprints’](https://www.nature.com/news/swipe-right-for-science-papr-app-is-tinder-for-preprints-1.22163)</text:p>
          </table:table-cell>
          <table:table-cell table:style-name="ce21" office:value-type="string" calcext:value-type="string">
            <text:p>Nature News</text:p>
          </table:table-cell>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Second press article for app Papr.</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by_me_press</text:p>
          </table:table-cell>
          <table:table-cell table:style-name="ce21" office:value-type="string" calcext:value-type="string">
            <text:p>[A Trail of Terror in Nice, Block by Block](https://www.nytimes.com/interactive/2016/07/14/world/europe/trail-of-terror-france.html)</text:p>
          </table:table-cell>
          <table:table-cell table:style-name="ce21" office:value-type="string" calcext:value-type="string">
            <text:p>The New York Times</text:p>
          </table:table-cell>
          <table:table-cell/>
          <table:table-cell table:style-name="ce20" office:value-type="float" office:value="2016" calcext:value-type="float">
            <text:p>2016</text:p>
          </table:table-cell>
          <table:table-cell table:style-name="ce20" office:value-type="float" office:value="2016" calcext:value-type="float">
            <text:p>2016</text:p>
          </table:table-cell>
          <table:table-cell table:style-name="ce21" office:value-type="string" calcext:value-type="string">
            <text:p>Led research effort to put together story of 2016 terrorist attack in Nice, France in less than 12 hours.</text:p>
          </table:table-cell>
          <table:table-cell table:style-name="ce21" office:value-type="string" calcext:value-type="string">
            <text:p>Work won Silver medal at Malofiej 2017, and gold at Society of News and Design.</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academic_articles</text:p>
          </table:table-cell>
          <table:table-cell table:style-name="ce21" office:value-type="string" calcext:value-type="string">
            <text:p>Asymmetric Linkage Disequilibrium: Tools for Dissecting Multiallelic LD</text:p>
          </table:table-cell>
          <table:table-cell table:style-name="ce21" office:value-type="string" calcext:value-type="string">
            <text:p>Journal of Human Immunology</text:p>
          </table:table-cell>
          <table:table-cell/>
          <table:table-cell table:style-name="ce20" office:value-type="float" office:value="2015" calcext:value-type="float">
            <text:p>2015</text:p>
          </table:table-cell>
          <table:table-cell table:style-name="ce20" office:value-type="float" office:value="2015" calcext:value-type="float">
            <text:p>2015</text:p>
          </table:table-cell>
          <table:table-cell table:style-name="ce21" office:value-type="string" calcext:value-type="string">
            <text:p>Authored with Richard Single, Vanja Paunic, Mark Albrecht, and Martin Maiers.</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style-name="ce58" office:value-type="float" office:value="2023" calcext:value-type="float">
            <text:p>2023</text:p>
          </table:table-cell>
          <table:table-cell table:style-name="ce58" office:value-type="float" office:value="2023" calcext:value-type="float">
            <text:p>2023</text:p>
          </table:table-cell>
          <table:table-cell table:style-name="ce46" office:value-type="string" calcext:value-type="string">
            <office:annotation draw:style-name="gr2" draw:text-style-name="P2" svg:width="1.1413in" svg:height="0.7626in" svg:x="9.8634in" svg:y="7.0594in" draw:caption-point-x="-0.2402in" draw:caption-point-y="0.6in">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46"/>
          <table:table-cell table:style-name="ce76" table:formula="of:=TRUE()"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46" office:value-type="string" calcext:value-type="string">
            <text:p>education</text:p>
          </table:table-cell>
          <table:table-cell table:style-name="ce50" office:value-type="string" calcext:value-type="string">
            <text:p>Azure AI Fundamentals</text:p>
          </table:table-cell>
          <table:table-cell table:style-name="ce46" office:value-type="string" calcext:value-type="string">
            <text:p>Mexico CIty, MX</text:p>
          </table:table-cell>
          <table:table-cell table:style-name="ce55" office:value-type="string" calcext:value-type="string">
            <text:p>Microsoft</text:p>
          </table:table-cell>
          <table:table-cell table:style-name="ce58" office:value-type="float" office:value="2024" calcext:value-type="float">
            <text:p>2024</text:p>
          </table:table-cell>
          <table:table-cell table:style-name="ce58" office:value-type="float" office:value="2024" calcext:value-type="float">
            <text:p>2024</text:p>
          </table:table-cell>
          <table:table-cell table:style-name="ce46" office:value-type="string" calcext:value-type="string">
            <text:p>Demonstrate fundamental AI concepts related to the development of software and services of Microsoft Azure to create AI solutions.</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LLM Engineering with Structured Output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style-name="ce58" office:value-type="float" office:value="2025" calcext:value-type="float">
            <text:p>2025</text:p>
          </table:table-cell>
          <table:table-cell table:style-name="ce58" office:value-type="float" office:value="2025" calcext:value-type="float">
            <text:p>2025</text:p>
          </table:table-cell>
          <table:table-cell table:style-name="ce46" office:value-type="string" calcext:value-type="string">
            <text:p>structured output handling, complex validation implementation, and efficient function integration in ML models</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Applying Machine Learning and AI Services on AWS</text:p>
          </table:table-cell>
          <table:table-cell table:style-name="ce46" office:value-type="string" calcext:value-type="string">
            <text:p>Mexico CIty, MX</text:p>
          </table:table-cell>
          <table:table-cell table:style-name="ce55" office:value-type="string" calcext:value-type="string">
            <text:p>Cloud Academy (QA) </text:p>
          </table:table-cell>
          <table:table-cell table:style-name="ce58" office:value-type="float" office:value="2023" calcext:value-type="float">
            <text:p>2023</text:p>
          </table:table-cell>
          <table:table-cell table:style-name="ce58" office:value-type="float" office:value="2023" calcext:value-type="float">
            <text:p>2023</text:p>
          </table:table-cell>
          <table:table-cell table:style-name="ce46" office:value-type="string" calcext:value-type="string">
            <text:p>Application use cases for Sagemaker and Bedrock for ML and AI</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CI CD for Machine Learning (GitOp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style-name="ce58" office:value-type="float" office:value="2024" calcext:value-type="float">
            <text:p>2024</text:p>
          </table:table-cell>
          <table:table-cell table:style-name="ce58" office:value-type="float" office:value="2024" calcext:value-type="float">
            <text:p>2024</text:p>
          </table:table-cell>
          <table:table-cell table:style-name="ce46" office:value-type="string" calcext:value-type="string">
            <text:p>streamline ML workflows and save valuable time by automating ML pipelines and deploying models with confidence</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60"/>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5">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table-cell office:value-type="string">
            <text:p>industry_positions</text:p>
          </table:table-cell>
          <table:table-cell office:value-type="string">
            <text:p>Senior Data Engineer</text:p>
          </table:table-cell>
          <table:table-cell office:value-type="string">
            <text:p>Remote</text:p>
          </table:table-cell>
          <table:table-cell office:value-type="string">
            <text:p>TeamStation</text:p>
          </table:table-cell>
          <table:table-cell office:value-type="string">
            <text:p>2024</text:p>
          </table:table-cell>
          <table:table-cell office:value-type="string">
            <text:p>current</text:p>
          </table:table-cell>
          <table:table-cell office:value-type="string">
            <text:p>Built data lake from ground up using AWS (Glue, Step Functions, Lambda, DMS) with medallion architecture and custom data processing packages. Architected streaming pipelines and contributed to backend application for international clients.</text:p>
          </table:table-cell>
          <table:table-cell office:value-type="string">
            <text:p>Integrated third-party BI tool with AI-powered natural language querying and automated visualization generation. Implemented snowflake schema with flexible ad-hoc reporting capabilities and authentication flow to frontend.</text:p>
          </table:table-cell>
          <table:table-cell office:value-type="string">
            <text:p>Established unified documentation process using Quarto and AI, leveraging GitHub repositories. Implemented CI/CD pipelines with GitHub Actions for automation and team onboarding.</text:p>
          </table:table-cell>
          <table:table-cell office:value="1" office:value-type="float"/>
          <table:table-cell/>
          <table:table-cell/>
          <table:table-cell/>
          <table:table-cell/>
          <table:table-cell/>
          <table:table-cell/>
          <table:table-cell/>
          <table:table-cell/>
          <table:table-cell/>
          <table:table-cell/>
          <table:table-cell/>
          <table:table-cell/>
          <table:table-cell/>
          <table:table-cell/>
          <table:table-cell/>
          <table:table-cell/>
          <table:table-cell/>
        </table:table-row>
        <table:named-expressions>
          <table:named-range table:name="_xlnm._FilterDatabase" table:base-cell-address="$entries.$A$1" table:cell-range-address="$entries.$A$1:.$J$32"/>
        </table:named-expressions>
      </table:table>
      <table:table table:name="language_skills" table:style-name="ta2">
        <table:table-column table:style-name="co13" table:default-cell-style-name="Default"/>
        <table:table-column table:style-name="co14" table:default-cell-style-name="Default"/>
        <table:table-column table:style-name="co11" table:default-cell-style-name="Default"/>
        <table:table-row table:style-name="ro11">
          <table:table-cell table:style-name="ce53" office:value-type="string" calcext:value-type="string">
            <text:p>Name of language</text:p>
          </table:table-cell>
          <table:table-cell table:style-name="ce53" office:value-type="string" calcext:value-type="string">
            <text:p>Relative numeric level of skill</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table-row>
        <table:table-row table:style-name="ro3">
          <table:table-cell table:style-name="ce68" office:value-type="string" calcext:value-type="string">
            <text:p>skill</text:p>
          </table:table-cell>
          <table:table-cell table:style-name="ce68" office:value-type="string" calcext:value-type="string">
            <text:p>level</text:p>
          </table:table-cell>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table-row>
        <table:table-row table:style-name="ro3">
          <table:table-cell table:style-name="ce20" office:value-type="string" calcext:value-type="string">
            <text:p>R</text:p>
          </table:table-cell>
          <table:table-cell table:style-name="ce20" office:value-type="float" office:value="4.4" calcext:value-type="float">
            <text:p>4.4</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Python</text:p>
          </table:table-cell>
          <table:table-cell table:style-name="ce20" office:value-type="float" office:value="4.3" calcext:value-type="float">
            <text:p>4.3</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SQL</text:p>
          </table:table-cell>
          <table:table-cell table:style-name="ce20" office:value-type="float" office:value="4.5" calcext:value-type="float">
            <text:p>4.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AWS</text:p>
          </table:table-cell>
          <table:table-cell table:style-name="ce20" office:value-type="float" office:value="3.5" calcext:value-type="float">
            <text:p>3.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Azure</text:p>
          </table:table-cell>
          <table:table-cell table:style-name="ce20" office:value-type="float" office:value="3.5" calcext:value-type="float">
            <text:p>3.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GCP</text:p>
          </table:table-cell>
          <table:table-cell table:style-name="ce20" office:value-type="float" office:value="4.2" calcext:value-type="float">
            <text:p>4.2</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DevOps</text:p>
          </table:table-cell>
          <table:table-cell table:style-name="ce20" office:value-type="float" office:value="4.6" calcext:value-type="float">
            <text:p>4.6</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office:value-type="string" calcext:value-type="string">
            <text:p>DataOps</text:p>
          </table:table-cell>
          <table:table-cell table:style-name="ce20" office:value-type="float" office:value="3" calcext:value-type="float">
            <text:p>3</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text_blocks" table:style-name="ta3">
        <table:table-column table:style-name="co15" table:default-cell-style-name="Default"/>
        <table:table-column table:style-name="co16" table:default-cell-style-name="Default"/>
        <table:table-column table:style-name="co11" table:default-cell-style-name="Default"/>
        <table:table-row table:style-name="ro18">
          <table:table-cell table:style-name="ce71" office:value-type="string" calcext:value-type="string">
            <text:p>Id used for finding text block</text:p>
          </table:table-cell>
          <table:table-cell table:style-name="ce53" office:value-type="string" calcext:value-type="string">
            <text:p>Contents of text block. Supports markdown formatting.</text:p>
          </table:table-cell>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table-row>
        <table:table-row table:style-name="ro2">
          <table:table-cell table:style-name="ce68" office:value-type="string" calcext:value-type="string">
            <text:p>location</text:p>
          </table:table-cell>
          <table:table-cell table:style-name="ce73" office:value-type="string" calcext:value-type="string">
            <text:p>text</text:p>
          </table:table-cell>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table-row>
        <table:table-row table:style-name="ro2">
          <table:table-cell table:style-name="ce72" office:value-type="string" calcext:value-type="string">
            <text:p>general title</text:p>
          </table:table-cell>
          <table:table-cell table:style-name="ce21" office:value-type="string" calcext:value-type="string">
            <text:p>Data Engineer | Business Development Engineer</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9">
          <table:table-cell table:style-name="ce72" office:value-type="string" calcext:value-type="string">
            <text:p>summary</text:p>
          </table:table-cell>
          <table:table-cell table:style-name="ce74"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0">
          <table:table-cell table:style-name="ce20" office:value-type="string" calcext:value-type="string">
            <text:p>industy_experience_aside</text:p>
          </table:table-cell>
          <table:table-cell table:style-name="ce21" office:value-type="string" calcext:value-type="string">
            <text:p>I have worked in a variety of roles ranging from journalist to software engineer to data scientist. I like collaborative environments where I can learn from my peers.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0">
          <table:table-cell table:style-name="ce20" office:value-type="string" calcext:value-type="string">
            <text:p>teaching_experience_aside</text:p>
          </table:table-cell>
          <table:table-cell table:style-name="ce75" office:value-type="string" calcext:value-type="string">
            <text:p>I am passionate about education. I believe that no topic is too complex if the teacher is empathetic and willing to think about new methods of approaching task.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
          <table:table-cell table:style-name="ce20" office:value-type="string" calcext:value-type="string">
            <text:p>data_science_writing_aside</text:p>
          </table:table-cell>
          <table:table-cell table:style-name="ce21" office:value-type="string" calcext:value-type="string">
            <text:p>I regularly blog about data science and visualization on my blog [LiveFreeOrDichotomize.](https://livefreeordichotomize.com/)</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intro v1</text:p>
          </table:table-cell>
          <table:table-cell table:style-name="ce77" office:value-type="string" calcext:value-type="string">
            <text:p>B.I Analyst 📊 | Data Engineer 🛠 | ®️ &amp; 🐍 | Shiny developer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default-cell-style-name="Default"/>
        <table:table-row table:style-name="ro21">
          <table:table-cell table:style-name="ce71" office:value-type="string" calcext:value-type="string">
            <text:p>Id of contact section</text:p>
          </table:table-cell>
          <table:table-cell table:style-name="ce53" office:value-type="string" calcext:value-type="string">
            <text:p>Icon used from font-awesome 4 to label this contact section</text:p>
          </table:table-cell>
          <table:table-cell table:style-name="ce53" office:value-type="string" calcext:value-type="string">
            <text:p>The actual value written for the contact entry</text:p>
          </table:table-cell>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table-row>
        <table:table-row table:style-name="ro3">
          <table:table-cell table:style-name="ce68" office:value-type="string" calcext:value-type="string">
            <text:p>location</text:p>
          </table:table-cell>
          <table:table-cell table:style-name="ce68" office:value-type="string" calcext:value-type="string">
            <text:p>icon</text:p>
          </table:table-cell>
          <table:table-cell table:style-name="ce68" office:value-type="string" calcext:value-type="string">
            <text:p>contact</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email</text:p>
          </table:table-cell>
          <table:table-cell table:style-name="ce20" office:value-type="string" calcext:value-type="string">
            <text:p>envelope</text:p>
          </table:table-cell>
          <table:table-cell table:style-name="ce20" office:value-type="string" calcext:value-type="string">
            <text:p>amievarodriguez.daniel@gmail.com</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
          <table:table-cell table:style-name="ce20" office:value-type="string" calcext:value-type="string">
            <text:p>github</text:p>
          </table:table-cell>
          <table:table-cell table:style-name="ce20" office:value-type="string" calcext:value-type="string">
            <text:p>github</text:p>
          </table:table-cell>
          <table:table-cell table:style-name="ce80" office:value-type="string" calcext:value-type="string">
            <text:p><text:a xlink:href="http://github.com/dar4datascience" xlink:type="simple">[github.com/dar4datascience](https://github.com/dar4datascience)</text:a></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linkedin</text:p>
          </table:table-cell>
          <table:table-cell table:style-name="ce20" office:value-type="string" calcext:value-type="string">
            <text:p>linkedin</text:p>
          </table:table-cell>
          <table:table-cell table:style-name="ce81" office:value-type="string" calcext:value-type="string">
            <text:p><text:a xlink:href="http://linkedin.com/in/dar-4-ds" xlink:type="simple">[linkedin.com/in/dar-4-ds](https://www.linkedin.com/in/dar-4-ds)</text:a></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named-expressions/>
      <table:database-ranges>
        <table:database-range table:name="__Anonymous_Sheet_DB__0" table:target-range-address="entries.A1:entries.J32"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text:variable-decls/>
      <text:user-field-decl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2:56:04.87551572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http://pypi.python.org/pypi/ezodf/0.1.0$Python3.12.9 | packaged by Anaconda, Inc. | (main, Feb  6 2025, 18:56:27) [GCC 11.2.0]</meta:generator>
    <dc:date>2026-04-25T00:06:09.823031</dc:date>
    <meta:editing-duration>P2DT5H17M23S</meta:editing-duration>
    <meta:editing-cycles>24</meta:editing-cycles>
    <meta:document-statistic meta:table-count="4" meta:cell-count="355" meta:object-count="0"/>
  </office:meta>
</office:document-meta>
</file>